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bf541" style:font-size-asian="14pt" style:font-size-complex="14pt"/>
    </style:style>
    <style:style style:name="P2" style:family="paragraph" style:parent-style-name="Standard">
      <style:text-properties fo:font-size="14pt" officeooo:rsid="000bf541" officeooo:paragraph-rsid="000bf541" style:font-size-asian="14pt" style:font-size-complex="14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bf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quipe 01 – nome não definido</text:p>
      <text:p text:style-name="P1"/>
      <text:p text:style-name="P1"><text:span text:style-name="T1">Programador:</text:span></text:p>
      <text:p text:style-name="P2">Bruno Contesstto Bragança Pinheiro</text:p>
      <text:p text:style-name="P2">Lucas Rufino</text:p>
      <text:p text:style-name="P2"/>
      <text:p text:style-name="P2">Game Designer:</text:p>
      <text:p text:style-name="P2">Paulo Markes Rodrigues de Oliveira Calado</text:p>
      <text:p text:style-name="P2"/>
      <text:p text:style-name="P2">Gerente:</text:p>
      <text:p text:style-name="P2">Hugo da Silva de Freitas Catar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9:14:39.917029913</meta:creation-date>
    <dc:date>2015-04-02T09:27:57.419683408</dc:date>
    <meta:editing-duration>P0D</meta:editing-duration>
    <meta:editing-cycles>1</meta:editing-cycles>
    <meta:document-statistic meta:table-count="0" meta:image-count="0" meta:object-count="0" meta:page-count="1" meta:paragraph-count="8" meta:word-count="27" meta:character-count="183" meta:non-whitespace-character-count="163"/>
    <meta:generator>LibreOffice/4.2.7.2$Linux_X86_64 LibreOffice_project/420m0$Build-2</meta:generator>
  </office:meta>
</office:document-meta>
</file>